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6746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7932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d4af0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6746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7932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90fe8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a8b7e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d4af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60d1d5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67461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7932f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6f14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7932f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ac18d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d4af0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61b4ee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590fe8" officeooo:paragraph-rsid="00590fe8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5a8b7e" officeooo:paragraph-rsid="005a8b7e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5ac18d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b4ee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ce5e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3847d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5e419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5d4af0" officeooo:paragraph-rsid="005d4af0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60d1d5" officeooo:paragraph-rsid="0060d1d5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61b4ee" officeooo:paragraph-rsid="0061b4ee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61ce5e" officeooo:paragraph-rsid="0061ce5e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3847d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57c62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5e419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65e419" officeooo:paragraph-rsid="0065e41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6797ec" officeooo:paragraph-rsid="006797ec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6797ec" officeooo:paragraph-rsid="00698ad4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67eb5b" officeooo:paragraph-rsid="0067eb5b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67eb5b" officeooo:paragraph-rsid="00698ad4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698ad4" officeooo:paragraph-rsid="00698ad4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ac18d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b4ee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ce5e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3847d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5e419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fo:font-size="12pt" fo:font-weight="bold" officeooo:rsid="005c3383" officeooo:paragraph-rsid="00590fe8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67461" style:font-size-asian="10.5pt" style:font-weight-asian="bold" style:font-size-complex="12pt" style:font-weight-complex="bold"/>
    </style:style>
    <style:style style:name="P248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49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P250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5e419" style:font-size-asian="10.5pt" style:font-weight-asian="normal" style:font-size-complex="12pt" style:font-weight-complex="normal"/>
    </style:style>
    <style:style style:name="P251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b22e8" style:font-size-asian="10.5pt" style:font-weight-asian="normal" style:font-size-complex="12pt" style:font-weight-complex="normal"/>
    </style:style>
    <style:style style:name="P252" style:family="paragraph" style:parent-style-name="Standard">
      <style:paragraph-properties fo:text-align="start" style:justify-single-word="false"/>
      <style:text-properties fo:font-size="12pt" fo:font-weight="normal" officeooo:rsid="006b22e8" officeooo:paragraph-rsid="006b22e8" style:font-size-asian="10.5pt" style:font-weight-asian="normal" style:font-size-complex="12pt" style:font-weight-complex="normal"/>
    </style:style>
    <style:style style:name="P253" style:family="paragraph" style:parent-style-name="Standard">
      <style:paragraph-properties fo:text-align="start" style:justify-single-word="false"/>
      <style:text-properties fo:font-size="12pt" fo:font-weight="normal" officeooo:rsid="006797ec" officeooo:paragraph-rsid="006b22e8" style:font-size-asian="10.5pt" style:font-weight-asian="normal" style:font-size-complex="12pt" style:font-weight-complex="normal"/>
    </style:style>
    <style:style style:name="P254" style:family="paragraph" style:parent-style-name="Standard">
      <style:paragraph-properties fo:text-align="start" style:justify-single-word="false"/>
      <style:text-properties fo:font-size="12pt" fo:font-weight="normal" officeooo:rsid="0067eb5b" officeooo:paragraph-rsid="006b22e8" style:font-size-asian="10.5pt" style:font-weight-asian="normal" style:font-size-complex="12pt" style:font-weight-complex="normal"/>
    </style:style>
    <style:style style:name="P255" style:family="paragraph" style:parent-style-name="Standard">
      <style:paragraph-properties fo:text-align="start" style:justify-single-word="false"/>
      <style:text-properties fo:font-size="12pt" fo:font-weight="normal" officeooo:rsid="006b8e01" officeooo:paragraph-rsid="006b8e01" style:font-size-asian="10.5pt" style:font-weight-asian="normal" style:font-size-complex="12pt" style:font-weight-complex="normal"/>
    </style:style>
    <style:style style:name="P256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b22e8" style:font-size-asian="10.5pt" style:font-weight-asian="bold" style:font-size-complex="12pt" style:font-weight-complex="bold"/>
    </style:style>
    <style:style style:name="P257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5e419" style:font-size-asian="10.5pt" style:font-weight-asian="bold" style:font-size-complex="12pt" style:font-weight-complex="bold"/>
    </style:style>
    <style:style style:name="P258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65e419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  <style:style style:name="T52" style:family="text">
      <style:text-properties officeooo:rsid="00567461"/>
    </style:style>
    <style:style style:name="T53" style:family="text">
      <style:text-properties officeooo:rsid="0056f143"/>
    </style:style>
    <style:style style:name="T54" style:family="text">
      <style:text-properties fo:font-weight="bold" officeooo:rsid="004f1e5f" style:font-weight-asian="bold" style:font-weight-complex="bold"/>
    </style:style>
    <style:style style:name="T55" style:family="text">
      <style:text-properties fo:font-weight="bold" officeooo:rsid="00567461" style:font-weight-asian="bold" style:font-weight-complex="bold"/>
    </style:style>
    <style:style style:name="T56" style:family="text">
      <style:text-properties fo:font-weight="bold" officeooo:rsid="0057932f" style:font-weight-asian="bold" style:font-weight-complex="bold"/>
    </style:style>
    <style:style style:name="T57" style:family="text">
      <style:text-properties fo:font-weight="bold" officeooo:rsid="00590fe8" style:font-weight-asian="bold" style:font-weight-complex="bold"/>
    </style:style>
    <style:style style:name="T58" style:family="text">
      <style:text-properties fo:font-weight="bold" officeooo:rsid="005a8b7e" style:font-weight-asian="bold" style:font-weight-complex="bold"/>
    </style:style>
    <style:style style:name="T59" style:family="text">
      <style:text-properties fo:font-weight="bold" officeooo:rsid="005d4af0" style:font-weight-asian="bold" style:font-weight-complex="bold"/>
    </style:style>
    <style:style style:name="T60" style:family="text">
      <style:text-properties fo:font-weight="bold" officeooo:rsid="0060d1d5" style:font-weight-asian="bold" style:font-weight-complex="bold"/>
    </style:style>
    <style:style style:name="T61" style:family="text">
      <style:text-properties officeooo:rsid="0057932f"/>
    </style:style>
    <style:style style:name="T62" style:family="text">
      <style:text-properties officeooo:rsid="005ac18d"/>
    </style:style>
    <style:style style:name="T63" style:family="text">
      <style:text-properties officeooo:rsid="0061b4ee"/>
    </style:style>
    <style:style style:name="T64" style:family="text">
      <style:text-properties officeooo:rsid="0061ce5e"/>
    </style:style>
    <style:style style:name="T65" style:family="text">
      <style:text-properties officeooo:rsid="0063847d"/>
    </style:style>
    <style:style style:name="T66" style:family="text">
      <style:text-properties officeooo:rsid="00657c62"/>
    </style:style>
    <style:style style:name="T67" style:family="text">
      <style:text-properties officeooo:rsid="0065e419"/>
    </style:style>
    <style:style style:name="T68" style:family="text">
      <style:text-properties officeooo:rsid="00698ad4"/>
    </style:style>
    <style:style style:name="T69" style:family="text">
      <style:text-properties officeooo:rsid="006b22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78"/>
      <text:p text:style-name="P178"/>
      <text:p text:style-name="P178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78"/>
      <text:p text:style-name="P178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78"/>
      <text:p text:style-name="P178"/>
      <text:p text:style-name="P178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78"/>
      <text:p text:style-name="P178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79"/>
      <text:p text:style-name="P189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80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81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81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82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90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83"/>
      <text:p text:style-name="P183"/>
      <text:p text:style-name="P183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83"/>
      <text:p text:style-name="P183"/>
      <text:p text:style-name="P183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84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85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86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87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88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91"/>
      <text:p text:style-name="P191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92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93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94"/>
      <text:p text:style-name="P194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95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95"/>
      <text:p text:style-name="P195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96"/>
      <text:p text:style-name="P196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97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242"/>
      <text:p text:style-name="P197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98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99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200"/>
      <text:p text:style-name="P200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200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201"/>
      <text:p text:style-name="P201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202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202"/>
      <text:p text:style-name="P202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202">D<text:span text:style-name="T12">imecres<text:tab/>22/11/23</text:span><text:span text:style-name="T24"> </text:span></text:p>
      <text:p text:style-name="P230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202"/>
      <text:p text:style-name="P202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203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243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204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231">01, 04 i 05/12/23</text:p>
      <text:p text:style-name="P78">Període d'exàmens.</text:p>
      <text:p text:style-name="P57"/>
      <text:p text:style-name="P205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206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207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208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209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210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211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212"/>
      <text:p text:style-name="P212">************************************ <text:s text:c="2"/><text:span text:style-name="T34">2024 <text:s text:c="2"/></text:span>************************************</text:p>
      <text:p text:style-name="P212"/>
      <text:p text:style-name="P212"/>
      <text:p text:style-name="P212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213"/>
      <text:p text:style-name="P244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214"/>
      <text:p text:style-name="P214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215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216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217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218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219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220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220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221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222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223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223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223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224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245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225"/>
      <text:p text:style-name="P225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226"/>
      <text:p text:style-name="P226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227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228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228"/>
      <text:p text:style-name="P228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228"/>
      <text:p text:style-name="P229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232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233">Di<text:span text:style-name="T48">marts</text:span><text:tab/><text:span text:style-name="T48">20</text:span>/02/24</text:p>
      <text:p text:style-name="P136">Examen</text:p>
      <text:p text:style-name="P136"/>
      <text:p text:style-name="P233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234">Di<text:span text:style-name="T49">jous</text:span><text:tab/><text:span text:style-name="T48">22</text:span>/02/24</text:p>
      <text:p text:style-name="P137">Preparació examen motors.</text:p>
      <text:p text:style-name="P137"/>
      <text:p text:style-name="P235">Dilluns<text:tab/><text:span text:style-name="T50">26</text:span>/02/24</text:p>
      <text:p text:style-name="P138">Unitat <text:a xlink:type="simple" xlink:href="https://paulinoposada.github.io/web_mec/documents/mec_materiales_alum.pdf">materials</text:a></text:p>
      <text:p text:style-name="P138">Comentem apartats:</text:p>
      <text:p text:style-name="P138">1.4 Tratamientos térmicos del metal</text:p>
      <text:p text:style-name="P138">1.5 Tratamientos termoquímicos del metal (primer parrafo)</text:p>
      <text:p text:style-name="P143">1.9 Fatiga de materiales (comentem <text:a xlink:type="simple" xlink:href="https://www.elmundo.es/economia/2018/01/16/5a5de0e4e5fdeaad3c8b45e5.html">artícle Jaime Domínguez Abascal</text:a>)</text:p>
      <text:p text:style-name="P143">1.2.2.1 Esfuerzos de tracción, compresión, flexión y torsión</text:p>
      <text:p text:style-name="P143">Comentem exemple de càlcul de tensió</text:p>
      <text:p text:style-name="P143">Deures per entregar abans del 04/03/24: contestar les preguntes del apartat 1.9 Fatiga de materiales.</text:p>
      <text:p text:style-name="P246">Di<text:span text:style-name="T51">marts</text:span><text:tab/><text:span text:style-name="T50">27</text:span>/02/24</text:p>
      <text:p text:style-name="P139">Unitat <text:a xlink:type="simple" xlink:href="https://paulinoposada.github.io/web_mec/documents/mec_materiales_alum.pdf">materials</text:a></text:p>
      <text:p text:style-name="P143">Comentem Exercici 1.2.2.1-1Càlcul tensió</text:p>
      <text:p text:style-name="P143">Acabem de comentar 1.5 Tratamientos termoquímicos de los metales</text:p>
      <text:p text:style-name="P143">Comentem 1.6 Protección del acero</text:p>
      <text:p text:style-name="P150"/>
      <text:p text:style-name="P150">Veure video fatiga materials</text:p>
      <text:p text:style-name="P248"><text:a xlink:type="simple" xlink:href="https://youtu.be/ec50pX_0N4s?si=PMXcHEAsMXVJuHJx">https://youtu.be/ec50pX_0N4s?si=PMXcHEAsMXVJuHJx</text:a></text:p>
      <text:p text:style-name="P150">Veure video corrosio</text:p>
      <text:p text:style-name="P249">https://youtu.be/xow45w9YhM4?si=v2ncdJx6ND6NsMWa</text:p>
      <text:p text:style-name="P247">Di<text:span text:style-name="T52">lluns</text:span><text:tab/><text:span text:style-name="T52">11</text:span>/0<text:span text:style-name="T52">3</text:span>/24</text:p>
      <text:p text:style-name="P153"/>
      <text:p text:style-name="P153">Comentem examen del 06/03/24</text:p>
      <text:p text:style-name="P140"/>
      <text:p text:style-name="P140">Unitat <text:a xlink:type="simple" xlink:href="https://paulinoposada.github.io/web_mec/documents/mec_materiales.pdf"><text:span text:style-name="T52">materials.</text:span></text:a></text:p>
      <text:p text:style-name="P140"/>
      <text:p text:style-name="P151">Mirem <text:span text:style-name="T53">i comentem</text:span> <text:a xlink:type="simple" xlink:href="https://youtu.be/ec50pX_0N4s?si=PMXcHEAsMXVJuHJx">vídeo fatiga materials</text:a>.</text:p>
      <text:p text:style-name="P144"/>
      <text:p text:style-name="P153">Taller:</text:p>
      <text:p text:style-name="P145"><text:span text:style-name="T53">Comencem amb muntatge cub.</text:span><text:line-break/></text:p>
      <text:p text:style-name="P145"><text:span text:style-name="T54">Di</text:span><text:span text:style-name="T56">marts</text:span><text:span text:style-name="T54"><text:tab/></text:span><text:span text:style-name="T55">1</text:span><text:span text:style-name="T56">2</text:span><text:span text:style-name="T54">/0</text:span><text:span text:style-name="T55">3</text:span><text:span text:style-name="T54">/24</text:span></text:p>
      <text:p text:style-name="P141">Unitat <text:span text:style-name="T61">soldadura.</text:span></text:p>
      <text:p text:style-name="P152">Mirem <text:span text:style-name="T53">i comentem</text:span> <text:a xlink:type="simple" xlink:href="https://www.youtube.com/watch?si=rghID1cMpbf8B3Jp&amp;v=RpMTRhhhleI&amp;feature=youtu.be"><text:span text:style-name="T61">vídeo soldadura 1</text:span></text:a><text:span text:style-name="T61"> i </text:span><text:a xlink:type="simple" xlink:href="https://youtu.be/IWZ2ty5V6Ys?si=GB_v2VtsGGPNidoD"><text:span text:style-name="T61">vídeo soldadura 2</text:span></text:a>.</text:p>
      <text:p text:style-name="P154">Taller:</text:p>
      <text:p text:style-name="P145"><text:span text:style-name="T53">Continuem amb muntatge cub.</text:span><text:line-break/></text:p>
      <text:p text:style-name="P146"><text:span text:style-name="T54">Di</text:span><text:span text:style-name="T56">m</text:span><text:span text:style-name="T57">ecres</text:span><text:span text:style-name="T54"><text:tab/></text:span><text:span text:style-name="T55">1</text:span><text:span text:style-name="T57">3</text:span><text:span text:style-name="T54">/0</text:span><text:span text:style-name="T55">3</text:span><text:span text:style-name="T54">/24</text:span></text:p>
      <text:p text:style-name="P158">Examens recuperació.</text:p>
      <text:p text:style-name="P158"/>
      <text:p text:style-name="P147"><text:span text:style-name="T54">Di</text:span><text:span text:style-name="T58">jous</text:span><text:span text:style-name="T54"><text:tab/><text:tab/></text:span><text:span text:style-name="T55">1</text:span><text:span text:style-name="T58">4</text:span><text:span text:style-name="T54">/0</text:span><text:span text:style-name="T55">3</text:span><text:span text:style-name="T54">/24</text:span></text:p>
      <text:p text:style-name="P159">Terminem de comentar <text:a xlink:type="simple" xlink:href="https://youtu.be/IWZ2ty5V6Ys?si=GB_v2VtsGGPNidoD"><text:span text:style-name="T61">vídeo soldadura 2</text:span></text:a><text:span text:style-name="T61">.</text:span></text:p>
      <text:p text:style-name="P159">Comentem <text:a xlink:type="simple" xlink:href="https://paulinoposada.github.io/web_mec/documents/soldadura/practica_cub.pdf">pràctica cub</text:a>.</text:p>
      <text:p text:style-name="P241"/>
      <text:p text:style-name="P236">Di<text:span text:style-name="T52">lluns</text:span><text:tab/><text:span text:style-name="T52">18</text:span>/0<text:span text:style-name="T52">3</text:span>/24</text:p>
      <text:p text:style-name="P155"/>
      <text:p text:style-name="P155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0">Comentem document <text:a xlink:type="simple" xlink:href="https://paulinoposada.github.io/web_mec/documents/soldadura/practica_cub.pdf">practica_cub.pdf</text:a>.</text:p>
      <text:p text:style-name="P155"/>
      <text:p text:style-name="P160">Baixem al taller i continuem amb pràctica cub.</text:p>
      <text:p text:style-name="P160"/>
      <text:p text:style-name="P148"><text:span text:style-name="T54">Di</text:span><text:span text:style-name="T56">marts</text:span><text:span text:style-name="T54"><text:tab/></text:span><text:span text:style-name="T55">1</text:span><text:span text:style-name="T59">9</text:span><text:span text:style-name="T54">/0</text:span><text:span text:style-name="T55">3</text:span><text:span text:style-name="T54">/24</text:span></text:p>
      <text:p text:style-name="P142">Unitat <text:span text:style-name="T61">soldadura.</text:span></text:p>
      <text:p text:style-name="P165">Tasca informe pràctica cub: entregar imatges 3-1 a 4 abans del 22/03/24.</text:p>
      <text:p text:style-name="P165"><text:s/></text:p>
      <text:p text:style-name="P156">Taller:</text:p>
      <text:p text:style-name="P148"><text:span text:style-name="T53">Continuem amb muntatge cub.</text:span><text:line-break/></text:p>
      <text:p text:style-name="P149"><text:span text:style-name="T54">Di</text:span><text:span text:style-name="T56">m</text:span><text:span text:style-name="T60">ecres</text:span><text:span text:style-name="T54"><text:tab/></text:span><text:span text:style-name="T60">20</text:span><text:span text:style-name="T54">/0</text:span><text:span text:style-name="T55">3</text:span><text:span text:style-name="T54">/24</text:span></text:p>
      <text:p text:style-name="P166">Pràctica cub amb Grup 1.</text:p>
      <text:p text:style-name="P166"/>
      <text:p text:style-name="P149"><text:span text:style-name="T54">Di</text:span><text:span text:style-name="T60">jous</text:span><text:span text:style-name="T54"><text:tab/><text:tab/></text:span><text:span text:style-name="T60">21</text:span><text:span text:style-name="T54">/0</text:span><text:span text:style-name="T55">3</text:span><text:span text:style-name="T54">/24</text:span></text:p>
      <text:p text:style-name="P166">Comentem informe pràctica cub.</text:p>
      <text:p text:style-name="P166"/>
      <text:p text:style-name="P237">Di<text:span text:style-name="T52">lluns</text:span><text:tab/><text:span text:style-name="T63">25</text:span>/0<text:span text:style-name="T52">3</text:span>/24</text:p>
      <text:p text:style-name="P157"/>
      <text:p text:style-name="P157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7">Comentem clasificació dels cordons de soldadura</text:p>
      <text:p text:style-name="P167"/>
      <text:p text:style-name="P161">Comentem document <text:a xlink:type="simple" xlink:href="https://paulinoposada.github.io/web_mec/documents/soldadura/practica_cub.pdf">practica_cub.pdf</text:a>.</text:p>
      <text:p text:style-name="P157"/>
      <text:p text:style-name="P161">Baixem al taller i continuem amb pràctica cub.</text:p>
      <text:p text:style-name="P238"><text:soft-page-break/>Di<text:span text:style-name="T52">lluns</text:span><text:tab/><text:span text:style-name="T64">08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238"/>
      <text:p text:style-name="P238">Di<text:span text:style-name="T64">marts</text:span><text:tab/><text:span text:style-name="T64">09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38">Di<text:span text:style-name="T64">mecres</text:span><text:tab/><text:span text:style-name="T64">10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38">Di<text:span text:style-name="T64">jous</text:span><text:tab/><text:tab/><text:span text:style-name="T64">11</text:span>/0<text:span text:style-name="T64">4</text:span>/24</text:p>
      <text:p text:style-name="P168">Mirem <text:a xlink:type="simple" xlink:href="https://www.youtube.com/watch?si=0pHTDntGJ1OqexsG&amp;v=laXJcA19WpI&amp;feature=youtu.be">vídeo soldadura MIG / MAG 1</text:a></text:p>
      <text:p text:style-name="P238"/>
      <text:p text:style-name="P239">Di<text:span text:style-name="T52">lluns</text:span><text:tab/><text:span text:style-name="T65">15</text:span>/0<text:span text:style-name="T64">4</text:span>/24</text:p>
      <text:p text:style-name="P169">Comentem preguntes 1 a 5 del document <text:a xlink:type="simple" xlink:href="https://paulinoposada.github.io/web_mec/documents/soldadura/preguntas_mig_mag.pdf">preguntas_MIG_MAG.pdf</text:a></text:p>
      <text:p text:style-name="P163">Baixem al taller i continuem amb <text:a xlink:type="simple" xlink:href="https://paulinoposada.github.io/web_mec/documents/soldadura/practica_cub.pdf">practica_cub.pdf</text:a>.</text:p>
      <text:p text:style-name="P239"/>
      <text:p text:style-name="P239">Di<text:span text:style-name="T64">marts</text:span><text:tab/><text:span text:style-name="T65">16</text:span>/0<text:span text:style-name="T64">4</text:span>/24</text:p>
      <text:p text:style-name="P170">Comentem preguntes <text:span text:style-name="T66">6</text:span> a <text:span text:style-name="T66">14</text:span> del document <text:a xlink:type="simple" xlink:href="https://paulinoposada.github.io/web_mec/documents/soldadura/preguntas_mig_mag.pdf">preguntas_MIG_MAG.pdf</text:a></text:p>
      <text:p text:style-name="P163">Baixem al taller i continuem amb <text:a xlink:type="simple" xlink:href="https://paulinoposada.github.io/web_mec/documents/soldadura/practica_cub.pdf">practica_cub.pdf</text:a>.</text:p>
      <text:p text:style-name="P163"/>
      <text:p text:style-name="P240">Di<text:span text:style-name="T64">mecres</text:span><text:tab/><text:span text:style-name="T65">17</text:span>/0<text:span text:style-name="T64">4</text:span>/24</text:p>
      <text:p text:style-name="P164">Baixem al taller i continuem amb <text:a xlink:type="simple" xlink:href="https://paulinoposada.github.io/web_mec/documents/soldadura/practica_cub.pdf">practica_cub.pdf</text:a>.</text:p>
      <text:p text:style-name="P172">Poso tarea de respondre a les <text:a xlink:type="simple" xlink:href="https://paulinoposada.github.io/web_mec/documents/soldadura/preguntas_tig.pdf">preguntes relatives a la soldadura TIG</text:a>.</text:p>
      <text:p text:style-name="P172"/>
      <text:p text:style-name="P240">Di<text:span text:style-name="T67">jous</text:span><text:tab/><text:tab/><text:span text:style-name="T65">18</text:span>/0<text:span text:style-name="T64">4</text:span>/24</text:p>
      <text:p text:style-name="P171">Comentem preguntes <text:span text:style-name="T67">15</text:span> a <text:span text:style-name="T66">18</text:span> del document <text:a xlink:type="simple" xlink:href="https://paulinoposada.github.io/web_mec/documents/soldadura/preguntas_mig_mag.pdf">preguntas_MIG_MAG.pdf</text:a></text:p>
      <text:p text:style-name="P164"/>
      <text:p text:style-name="P240">Di<text:span text:style-name="T52">lluns</text:span><text:tab/><text:span text:style-name="T67">22</text:span>/0<text:span text:style-name="T64">4</text:span>/24</text:p>
      <text:p text:style-name="P171">Comentem <text:span text:style-name="T67">informe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164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240"/>
      <text:p text:style-name="P173">Torn 1- Alex</text:p>
      <text:p text:style-name="P173">Torn 2 – Mateo</text:p>
      <text:p text:style-name="P173">Torn 3 – Joaquín i Rafa</text:p>
      <text:p text:style-name="P173">Torn 4 – Sergi i Francesc</text:p>
      <text:p text:style-name="P175">Torn 5 - lliure</text:p>
      <text:p text:style-name="P173"/>
      <text:p text:style-name="P240">Di<text:span text:style-name="T64">marts</text:span><text:tab/><text:span text:style-name="T67">23</text:span>/0<text:span text:style-name="T64">4</text:span>/24</text:p>
      <text:p text:style-name="P177">Comentem <text:a xlink:type="simple" xlink:href="https://paulinoposada.github.io/web_mec/documents/torno/torno_teoria.pdf">teoria torn</text:a> fins Lunetas</text:p>
      <text:p text:style-name="P164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174">Torn 1- Alex</text:p>
      <text:p text:style-name="P174">Torn 2 – Mateo</text:p>
      <text:p text:style-name="P174">Torn 3 – Joaquín i Rafa</text:p>
      <text:p text:style-name="P174">Torn 4 – Francesc</text:p>
      <text:p text:style-name="P176">Torn 5 - <text:span text:style-name="T68">Sergi</text:span></text:p>
      <text:p text:style-name="P174"/>
      <text:p text:style-name="P240"/>
      <text:p text:style-name="P258">Di<text:span text:style-name="T64">mecres</text:span><text:tab/><text:span text:style-name="T67">24</text:span>/0<text:span text:style-name="T64">4</text:span>/24</text:p>
      <text:p text:style-name="P164"/>
      <text:p text:style-name="P251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256"/>
      <text:p text:style-name="P252">Grup 2</text:p>
      <text:p text:style-name="P253"/>
      <text:p text:style-name="P253">Torn <text:span text:style-name="T69">1</text:span> – Mateo</text:p>
      <text:p text:style-name="P253">Torn <text:span text:style-name="T69">2</text:span> – Joaquín</text:p>
      <text:p text:style-name="P253">Torn <text:span text:style-name="T69">3</text:span> – <text:span text:style-name="T69">Eloy</text:span></text:p>
      <text:p text:style-name="P254">Torn 5 - <text:span text:style-name="T69">Owen</text:span></text:p>
      <text:p text:style-name="P253"/>
      <text:p text:style-name="P240">Di<text:span text:style-name="T67">jous</text:span><text:tab/><text:tab/><text:span text:style-name="T67">25</text:span>/0<text:span text:style-name="T64">4</text:span>/24</text:p>
      <text:p text:style-name="P171"/>
      <text:p text:style-name="P255">Comentem <text:a xlink:type="simple" xlink:href="https://paulinoposada.github.io/web_mec/documents/soldadura/preguntas_tig.pdf">preguntes TIG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4-26T11:43:49.207515802</dc:date>
    <meta:editing-duration>PT1H12M32S</meta:editing-duration>
    <meta:editing-cycles>103</meta:editing-cycles>
    <meta:document-statistic meta:table-count="0" meta:image-count="0" meta:object-count="0" meta:page-count="11" meta:paragraph-count="313" meta:word-count="1494" meta:character-count="10407" meta:non-whitespace-character-count="9159"/>
  </office:meta>
</office:document-meta>
</file>